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color="#666666" style:font-name="Helvetica" fo:font-size="14pt" fo:font-weight="bold" style:font-size-asian="14pt" style:font-weight-asian="bold"/>
    </style:style>
    <style:style style:name="T2" style:family="text">
      <style:text-properties fo:color="#666666" style:font-name="Helvetica" fo:font-size="9pt" style:font-size-asian="9pt"/>
    </style:style>
    <style:style style:name="T3" style:family="text">
      <style:text-properties fo:color="#666666" style:font-name="Helvetica" fo:font-size="9pt" fo:font-weight="bold" style:font-size-asian="9pt" style:font-weight-asian="bold"/>
    </style:style>
    <style:style style:name="T4" style:family="text">
      <style:text-properties fo:color="#666666" style:font-name="Helvetica" fo:font-size="9pt" fo:font-weight="bold" fo:background-color="#ffff00" style:font-size-asian="9pt" style:font-weight-asian="bold"/>
    </style:style>
    <style:style style:name="T5" style:family="text">
      <style:text-properties fo:color="#666666" style:font-name="Helvetica" fo:font-size="9pt" fo:font-weight="bold" fo:background-color="#00ffff" style:font-size-asian="9pt" style:font-weight-asian="bold"/>
    </style:style>
    <style:style style:name="T6" style:family="text">
      <style:text-properties fo:color="#666666" style:font-name="Helvetica" fo:font-size="9pt" fo:font-weight="bold" fo:background-color="#ff0000" style:font-size-asian="9pt" style:font-weight-asian="bold"/>
    </style:style>
    <style:style style:name="T7" style:family="text">
      <style:text-properties fo:color="#666666" style:font-name="Helvetica" fo:font-size="9pt" fo:font-weight="bold" fo:background-color="#c0c0c0" style:font-size-asian="9pt" style:font-weight-asian="bold"/>
    </style:style>
    <style:style style:name="T8" style:family="text">
      <style:text-properties fo:color="#666666" style:font-name="Helvetica" fo:font-size="9pt" fo:font-weight="bold" fo:background-color="#ffff66" style:font-size-asian="9pt" style:font-weight-asian="bold"/>
    </style:style>
    <style:style style:name="T9" style:family="text">
      <style:text-properties fo:color="#666666" style:font-name="Helvetica" fo:font-size="9pt" fo:background-color="#ffff00" style:font-size-asian="9pt"/>
    </style:style>
    <style:style style:name="T10" style:family="text">
      <style:text-properties fo:color="#666666" style:font-name="Helvetica" fo:font-size="9pt" fo:background-color="#00ffff" style:font-size-asian="9pt"/>
    </style:style>
    <style:style style:name="T11" style:family="text">
      <style:text-properties fo:color="#666666" style:font-name="Helvetica" fo:font-size="9pt" style:text-underline-style="solid" style:text-underline-width="auto" style:text-underline-color="font-color" style:font-size-asian="9pt"/>
    </style:style>
    <style:style style:name="T12" style:family="text">
      <style:text-properties fo:color="#666666" style:font-name="Helvetica" fo:font-size="9pt" style:text-underline-style="solid" style:text-underline-width="auto" style:text-underline-color="font-color" fo:font-weight="bold" fo:background-color="#ffff00" style:font-size-asian="9pt" style:font-weight-asian="bold"/>
    </style:style>
    <style:style style:name="T13" style:family="text">
      <style:text-properties fo:color="#666666" style:font-name="Helvetica" fo:font-size="9pt" style:text-underline-style="solid" style:text-underline-width="auto" style:text-underline-color="font-color" fo:font-weight="bold" style:font-size-asian="9pt" style:font-weight-asian="bold"/>
    </style:style>
    <style:style style:name="T14" style:family="text">
      <style:text-properties fo:color="#666666" style:font-name="Helvetica" fo:font-size="9pt" style:text-underline-style="solid" style:text-underline-width="auto" style:text-underline-color="font-color" fo:font-weight="bold" fo:background-color="#00ffff" style:font-size-asian="9pt" style:font-weight-asian="bold"/>
    </style:style>
    <style:style style:name="T15" style:family="text">
      <style:text-properties fo:color="#666666" style:font-name="Helvetica" fo:font-size="9pt" fo:background-color="#ff0000" style:font-size-asian="9pt"/>
    </style:style>
    <style:style style:name="T16" style:family="text">
      <style:text-properties fo:color="#666666" style:font-name="Helvetica" fo:font-size="9pt" fo:background-color="#ff00ff" style:font-size-asian="9pt"/>
    </style:style>
    <style:style style:name="T17" style:family="text">
      <style:text-properties fo:color="#666666" style:font-name="Helvetica" fo:font-size="9pt" fo:background-color="#c0c0c0" style:font-size-asian="9pt"/>
    </style:style>
    <style:style style:name="T18" style:family="text">
      <style:text-properties fo:color="#666666" style:font-name="Helvetica" fo:font-size="9pt" fo:background-color="#ffff66" style:font-size-asian="9pt"/>
    </style:style>
    <style:style style:name="T19" style:family="text">
      <style:text-properties fo:color="#666666" style:font-name="Helvetica" fo:font-size="11pt" style:font-size-asian="11pt"/>
    </style:style>
    <style:style style:name="T20" style:family="text">
      <style:text-properties fo:color="#666666" style:font-name="Helvetica" fo:font-size="11pt" fo:font-weight="bold" style:font-size-asian="11pt" style:font-weight-asian="bold"/>
    </style:style>
    <style:style style:name="T21" style:family="text">
      <style:text-properties fo:color="#666666" style:font-name="Helvetica" fo:font-size="10pt" fo:font-weight="bold" style:font-size-asian="10pt" style:font-weight-asian="bold"/>
    </style:style>
    <style:style style:name="T22" style:family="text">
      <style:text-properties fo:color="#666666" style:font-name="Helvetica" fo:font-size="10pt" style:text-underline-style="solid" style:text-underline-width="auto" style:text-underline-color="font-color" fo:font-weight="bold" style:font-size-asian="10pt" style:font-weight-asian="bold"/>
    </style:style>
    <style:style style:name="T23" style:family="text">
      <style:text-properties fo:color="#000000" style:font-name="Calibri" fo:font-size="11pt" style:font-size-asian="11pt"/>
    </style:style>
    <style:style style:name="T24" style:family="text">
      <style:text-properties fo:color="#7f7f7f" style:font-name="Calibri" fo:font-size="11pt" style:font-size-asian="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26"/><text:span text:style-name="T1">Road Side Notice &amp; Initial Appearance Questionnaire</text:span><text:span text:style-name="T2"> <text:line-break/></text:span><text:span text:style-name="T19"> <text:s text:c="33"/>/ predicated on 'Public Servant Questionnaire' <text:s/><text:line-break/> <text:s text:c="43"/>- by Federal Judge Richard Dale <text:line-break/><text:line-break/></text:span><text:span text:style-name="T3">MANDATORY QUESTIONNAIRE AND NOTICE TO GOVERNMENT EMPLOYEE / PUBLIC SERVANT</text:span><text:span text:style-name="T2"> <text:s/><text:line-break/> <text:line-break/></text:span><text:span text:style-name="T3">Privacy Act of 1974 (Public Law 93-579) <text:line-break/></text:span><text:span text:style-name="T9">For all employees of federal, state, county, municipal and township corporations conducting an investigation</text:span><text:span text:style-name="T2"> <text:line-break/>The Following Notice and PUBLIC SERVANT QUESTIONNAIRE is based on the requirements placed upon </text:span><text:span text:style-name="T9">all employees, agents, and representatives of state and federal government, including city, county, state, and federal law enforcement agencies, Supervisors, administrators, district attorneys, attorney generals, judges, justices, and magistrates, by the Privacy Act of 1974</text:span><text:span text:style-name="T2"> (Public Law 93-579), an amending law to Title 5, United States Code, and is here included as per the provisions of Section 552a, which in part provides : <text:s/><text:line-break/> <text:line-break/>"The purpose of this Act is to provide certain safeguards for an individual against invasion of personal privacy by requiring government agencies . . . to permit an individual to determine what records (documents) pertaining to him (or her) are collected, maintained, used, or disseminated by such agencies." <text:line-break/>As authorized by federal law and the provisions of this Act, the Citizen may require any Public Servant or Government Employee to provide certain proof of employment</text:span><text:span text:style-name="T9">, bonding information,</text:span><text:span text:style-name="T2"> including full and complete disclosure as to the cause and purpose of any investigp</text:span><text:bookmark text:name="_GoBack"/><text:span text:style-name="T2">ation as a precondition to speaking with any government agent who seeks any information of any kind or may stand upon his Fifth amendment right to refrain from self-incrimination and to remain silent as herewith invoked. <text:s/><text:line-break/> <text:line-break/>The following Questionnaire</text:span><text:span text:style-name="T9">, a tool of Discovery in legal proceedings</text:span><text:span text:style-name="T10">,</text:span><text:span text:style-name="T2"> properly documents the government employee/citizen interaction, and </text:span><text:span text:style-name="T3">must be filled-out by the public servant/government employee before he can ask the citizen any question.</text:span><text:span text:style-name="T2"> In accordance with this provision of law, </text:span><text:span text:style-name="T9">the 'prerequisite for the citizen’s cooperation with the government is the agent's cooperation with the citizen's reasonable request(s</text:span><text:span text:style-name="T10">)</text:span><text:span text:style-name="T9">.'</text:span><text:span text:style-name="T2"> <text:s/><text:line-break/> <text:line-break/></text:span><text:span text:style-name="T3">The following </text:span><text:span text:style-name="T4">questionnaire first provides Notice and informs the government agent that the citizen knows his rights, protections, and immunities,</text:span><text:span text:style-name="T3"> and is aware of limited powers the government agent has been granted or delegated by operation of law, and are based upon that Act and </text:span><text:span text:style-name="T5">o</text:span><text:span text:style-name="T4">ther government prohibitions regarding identity theft and recognition of the corporate statutes that define your employment,</text:span><text:span text:style-name="T3"> but not the rights of the citizen. After acknowledging the following Notice, Please fill out the form completely. <text:line-break/> <text:line-break/><text:line-break/></text:span><text:span text:style-name="T20"> <text:s text:c="57"/>NOTICE OF LAW <text:line-break/><text:line-break/></text:span><text:span text:style-name="T2"> </text:span><text:span text:style-name="T11"><text:line-break/></text:span><text:span text:style-name="T12">Non-emergency use of emergency vehicle lights and sirens is a felony.</text:span><text:span text:style-name="T9"> An emergency is by the courts defined as "a sudden, unexpected, or impending situation, involving injury, loss of life, damage to property, or catastrophic interference with normal activities, that requires immediate attention and remedial action." <text:s text:c="2"/><text:line-break/>"State Police Power extends only to immediate threats to public safety, health, welfare, etc.,"</text:span><text:span text:style-name="T2"> Michigan v. Duke; "The police power of the state must be exercised in subordination to the provisions of the U.S. Constitution." (Bacahanan vs. Wanley, 245 US 60 (); Panhandle Eastern Pipeline Co. vs. State Highway Commission, 294 US </text:span><text:span text:style-name="T9">613 ()). "The Constitution is the supreme law of the land ordained and established by the people. All legislation must conform to the principles it lays down</text:span><text:span text:style-name="T10">.</text:span><text:span text:style-name="T2"> ( United States v. Butler, 297 U.S. 1, 56 S.Ct. 312, 102 A.L.R. 914 (1935)) <text:s/><text:line-break/>"Federal Law and Supreme Court Cases apply to State Court Cases." (Griffin v. Mathews, 310 Supp. 341, 423 F. 2d 272; Hagans v. Lavine, 415 U.S. 528; Howlett v. Rose, 496 U.S. 356 (1990)). </text:span><text:span text:style-name="T15">"</text:span><text:span text:style-name="T9">Every State law must conform in the first place to the Constitution of the United States, and then to the subordinate constitutions of the particular state; and if it infringes upon the provisos of either, it is so far void.</text:span><text:span text:style-name="T16">"</text:span><text:span text:style-name="T2"> ( Houston v. Moore, 18 US 1, 5 L.Ed 19 (1840)) <text:line-break/> <text:line-break/>Reasonable Cause or Probable Suspicion that a suspect has, or is about to commit </text:span><text:span text:style-name="T9">a crime involving a victim, injury, or damage to persons or property</text:span><text:span text:style-name="T2"> is required to stop, detain, question, or demand Identification from a motorist. </text:span><text:span text:style-name="T13">"Pretextual traffic stops are a violation of the 4th Amendment</text:span><text:span text:style-name="T3">." U.S. v. Eldridge, 984 F2d 943 (1993) <text:s/><text:line-break/></text:span><text:span text:style-name="T2"> <text:line-break/></text:span><text:span text:style-name="T12">“For a crime to exist, there must be an [actual or intended] injured party (Corpus Delicti).</text:span><text:span text:style-name="T2"> <text:s/><text:line-break/>Sherer v. Cullen 481 F. 945 . A Crime is defined as “That act intended to cause injury to a person or property.” <text:line-break/></text:span><text:span text:style-name="T13">The Supreme court has held that "</text:span><text:span text:style-name="T12">Without Corpus delicti there can be no crime"</text:span><text:span text:style-name="T13"> <text:line-break/> <text:line-break/></text:span><text:span text:style-name="T23">ATX Sui Juris Legal Aid Group <text:s text:c="117"/>1 | P a g e <text:s text:c="127"/><text:line-break/> </text:span><text:span text:style-name="T14">“</text:span><text:span text:style-name="T12">Traffic infractions are not a crime</text:span><text:span text:style-name="T4">.”</text:span><text:span text:style-name="T3"> People v. Battle, 50 Cal. App. 3,step 1, 123 Cal.Rptr. 636,639.</text:span><text:span text:style-name="T2"> <text:line-break/> <text:line-break/></text:span><text:soft-page-break/><text:span text:style-name="T2"><text:line-break/></text:span><text:span text:style-name="T3">“[S]peeding &amp; running a red light are NOT a breach of the peace [unless immediate reckless endangerment of another actual person present is witnessed].” Perkins v. Texas, 812 S.W. 2d 326, 329 </text:span><text:span text:style-name="T2"><text:s/><text:line-break/> <text:line-break/>An American does not have to speak with a government agent</text:span><text:span text:style-name="T9">, unless the agent can demonstrate probable cause or reasonable suspicion for the stop.</text:span><text:span text:style-name="T2"> "Officer's questions must relate to the purpose of the stop, or detention of driver is unreasonable." - U.S. v. Barahona, 990 F2d (1993) <text:line-break/> <text:line-break/></text:span><text:span text:style-name="T9">"Detention must be based on specific, articulable facts (SAF</text:span><text:span text:style-name="T2">) and rational inferences [pertaining to the suspected commission of a crime involving a victim or property damage]. Unparticularized suspicion and inarticulate hunches alone are not good enough. A valid investigative stop must be based on "reasonable articulable suspicion" (RAS) (U.S. v. Briggman, 931 F2d705 (1991)) <text:line-break/> <text:line-break/></text:span><text:span text:style-name="T12">REASONABLE SUSPICION</text:span><text:span text:style-name="T2">. This means that police suspect that you are about to commit </text:span><text:span text:style-name="T9">a crime involving a victim or damage to propert</text:span><text:span text:style-name="T10">y</text:span><text:span text:style-name="T9">.</text:span><text:span text:style-name="T2"> Reasonable suspicion is the standard that permits police to stop you <text:s/><text:line-break/> <text:line-break/></text:span><text:span text:style-name="T12">PROBABLE CAUSE</text:span><text:span text:style-name="T4">.</text:span><text:span text:style-name="T2"> This means that it is more likely than not that </text:span><text:span text:style-name="T9">a crime involving a victim or damage to property</text:span><text:span text:style-name="T2"> has already been committed. Police require probable cause to make an arrest. <text:line-break/> <text:line-break/></text:span><text:span text:style-name="T12">When a Police officer stops you, you are under arrest</text:span><text:span text:style-name="T4">.</text:span><text:span text:style-name="T3"> At which point you have a right to remain silent</text:span><text:span text:style-name="T6">.</text:span><text:span text:style-name="T3"> </text:span><text:span text:style-name="T4">The</text:span><text:span text:style-name="T5"> </text:span><text:span text:style-name="T4">officer will lie to you</text:span><text:span text:style-name="T3"> and tell you that you are not under arrest</text:span><text:span text:style-name="T6">,</text:span><text:span text:style-name="T3"> </text:span><text:span text:style-name="T4">and begin a discovery process not permitted by law</text:span><text:span text:style-name="T6">.</text:span><text:span text:style-name="T3"> <text:s/><text:line-break/></text:span><text:span text:style-name="T2"> <text:line-break/></text:span><text:span text:style-name="T4">“An Illegal arrest is assault and battery</text:span><text:span text:style-name="T3">, and citizen has the same </text:span><text:span text:style-name="T4">right to use force in defending themselves as they would if repelling any other assault and battery.”</text:span><text:span text:style-name="T3"> (State v. Robinson 72 alt 2d 262 (1950)); “[O]fficer who uses excessive force acts in bad faith and may be resisted. (U.S. v. Span, 970 F2d 573 (1992)) “All persons are bound, without contract, to abstain from injuring the person or property of another, or infringing on any of his or her rights.” Cal Civil Code, Sec. 1708. <text:s/><text:line-break/></text:span><text:span text:style-name="T2"> <text:line-break/></text:span><text:span text:style-name="T9">“If police falsely arrest you without Probable Cause [acting outside their authority as delegated by law] </text:span><text:span text:style-name="T12">, they have no qualified immunity and are liable for damages in their private person.”</text:span><text:span text:style-name="T2"> (Malley v. Briggs, 475 US 335 (1986)). <text:line-break/> <text:line-break/></text:span><text:span text:style-name="T13">RESPONSE TO OFFICERS REQUEST FOR NAME AND IDENTIFICATION</text:span><text:span text:style-name="T3"> <text:line-break/></text:span><text:span text:style-name="T2"> <text:line-break/>"The right to privacy includes an "individual interest in avoiding disclosure of personal matters." (Whalen v. Roe, 429 US 589 (1977)); "The makers of the Constitution conferred, as against the government, the Right to be let alone; the most comprehensive of rights, and the right most valued by civilized men." <text:s/><text:line-break/> <text:line-break/></text:span><text:span text:style-name="T21">(United States Supreme Court Justice Brandeis in Olmstead v. United States (1928)) - </text:span><text:span text:style-name="T22">An American has a right to privacy and to be left alone. </text:span><text:span text:style-name="T11"><text:s/></text:span><text:span text:style-name="T3"><text:line-break/> <text:line-break/>"You may refuse to provide the police I.D. or information."</text:span><text:span text:style-name="T2"> (U.S. V. Brown, 731 F2d 1491 (1984)) <text:line-break/></text:span><text:span text:style-name="T3">'You may verbally challenge the officer's actions and ask for his ID.</text:span><text:span text:style-name="T2">' (Gainor v. Roberts, 973 F2d 1379 (1992)) <text:line-break/></text:span><text:span text:style-name="T9">“An information charging the driving of a motor vehicle upon a public highway without a driver's license charges no offense, as there is no such license as a driver's license known to the law."</text:span><text:span text:style-name="T2"> (Keith Brooks v. State, 158 Tex. Crim. 546; 258 S.W. 2D 317). <text:line-break/><text:line-break/></text:span><text:span text:style-name="T9">“information alleging that the defendant operated a motor vehicle upon a highway without a “driver’s license” was held insufficient to charge an offense since driver’s license is not known to law.”</text:span><text:span text:style-name="T2"> (W. Lee Hassell v. The State, 149 Tex. Crim. 333; 194 S.W. 2D 400). <text:line-break/><text:line-break/></text:span><text:span text:style-name="T21">'You may not be arrested solely to ascertain your identity.'</text:span><text:span text:style-name="T2"> (Arrington v. McDonald, 808 F2d 466 (1988)) <text:line-break/> <text:line-break/><text:line-break/></text:span><text:span text:style-name="T3">SEARCH AND SIEZURE</text:span><text:span text:style-name="T2"> <text:line-break/>Even if your vehicle is stopped legitimately, the police may not search it without probable cause (or your consent). (U.S. v. Wanless, 882 F2d 1459 (1989)) </text:span><text:span text:style-name="T3"><text:line-break/><text:line-break/></text:span><text:span text:style-name="T23">ATX Sui Juris Legal Aid Group <text:s text:c="109"/>2 | P a g e <text:s text:c="122"/><text:line-break/> </text:span><text:span text:style-name="T3">'Refusing consent for search is not basis for </text:span><text:span text:style-name="T4">RAS</text:span><text:span text:style-name="T3">, or Probable Cause to search, or impound vehicle.'</text:span><text:span text:style-name="T2"> (U.S. v. Manuel, 992 F2d 272, (1993)); 'Government must prove alleged consent to search, and that consent was given freely and voluntarily.' (U.S. v. Villareal, 963 F2d 770 (1992)); </text:span><text:span text:style-name="T3">Waiver of rights must be knowing and voluntary (not under threat and duress).</text:span><text:span text:style-name="T2"> (White v. White, 925 F2d 287 (1991)) <text:line-break/> <text:line-break/></text:span><text:soft-page-break/><text:span text:style-name="T2">" [A] political subdivision of this state may not require an owner of a motor vehicle to register the vehicle..." (Registration By Political Subdivision Prohibited -Texas Trans Code § 502.003); <text:s/>"[A] </text:span><text:span text:style-name="T3">vehicle for which a certificate of title has been issued but that is not required to be registered, is not subject to inspection." </text:span><text:span text:style-name="T2">(Vehicles Not Subject To Inspection -Texas Trans Code § 548.052). <text:line-break/> <text:line-break/></text:span><text:span text:style-name="T4">Only those motorists in commerce, being the transportation of persons or property for profit [Taxi, Limo, tractor trailer] are required to register, insure, or license.</text:span><text:span text:style-name="T2"> <text:line-break/> <text:line-break/></text:span><text:span text:style-name="T13">"The right of a citizen to use the highways, including the streets of the city or town, for travel &amp; to transport his goods is an inherent right which cannot be taken from him</text:span><text:span text:style-name="T3">." </text:span><text:span text:style-name="T2">(Davis v. City of Houston (Tex. Civ. App., 1924), 264 S.W. 625, 629</text:span><text:span text:style-name="T9">). <text:s/>"The right of the citizen to travel upon the public highways and to transport his property thereon, either by carriage or by automobile, </text:span><text:span text:style-name="T12">is not a mere privilege which a city may prohibit or permit at will, but a common right which he has under the right to life, liberty, and the pursuit of happiness.</text:span><text:span text:style-name="T4">"</text:span><text:span text:style-name="T9">- (Thompson v Smith 154 SE 579</text:span><text:span text:style-name="T10">)</text:span><text:span text:style-name="T9">.</text:span><text:span text:style-name="T2"> <text:line-break/><text:line-break/></text:span><text:span text:style-name="T11">"A state may not impose a charge for the enjoyment of a right granted by Federal constitution."</text:span><text:span text:style-name="T2"> (Murdock vs Pennsylvania 319 US 105 at 113 (1943)). Requiring licensing or registration of any constitutional right is itself unconstitutional. (Follett vs. Town of McCormick, S.C., 321 U.S. 573 (1944)); <text:s/></text:span><text:span text:style-name="T9">'Should any state convert a secured liberty right into a privilege, charge a fee and issue a license for it, one may ignore the license and fee and engage in the exercise of the right with impunity.'</text:span><text:span text:style-name="T2"> (Shuttlesworth vs City of Birmingham 373 U.S. 262 (1962)) <text:s/><text:line-break/> <text:line-break/>“… </text:span><text:span text:style-name="T9">willful violators of constitutional requirements</text:span><text:span text:style-name="T2">, which have been defined</text:span><text:span text:style-name="T17">, </text:span><text:span text:style-name="T9">certainly are in no position to say that they had no adequate advance notice that they would be visited with punishmen</text:span><text:span text:style-name="T17">t</text:span><text:span text:style-name="T2">. When they act willfully in the sense in which we use the word, they act in open defiance or in reckless disregard of a constitutional requirement, which has been made specific &amp; definite. When they are convicted for so acting, they are not punished for violating an unknowable something.” Screws v. U.S., 325 U.S. 91 1945</text:span><text:span text:style-name="T9">; Police supervisors are liable if they authorize or approve unconstitutional conduct of offending officers.</text:span><text:span text:style-name="T2"> -White v. Farrier, 849 F2d 322, (1988) <text:line-break/> <text:line-break/><text:line-break/></text:span><text:span text:style-name="T3"> <text:s text:c="20"/>CORPORATE GOVERNMENT EMPLOYEE AND PUBLIC SERVANT INFORMATION REQUIRED <text:line-break/> <text:s text:c="54"/>FOR INTERACTION WITH CITIZEN <text:line-break/><text:line-break/></text:span><text:span text:style-name="T2"> <text:line-break/></text:span><text:span text:style-name="T3">Privacy Act of 1974 (Public Law 93-579) <text:line-break/><text:line-break/></text:span><text:span text:style-name="T2">1. Full Legal Name: ____________________________________________________ <text:line-break/>2. Residence Address:___________________________________________________ <text:line-break/>CITY ______________________________ STATE _________ ZIP ___________ <text:line-break/>3. Public Servant/Employee ID or Badge #: _________________________________ <text:line-break/>4. Public Servant/Employee job title or rank: ________________________________ <text:line-break/>5. Public Servant/Employee phone number: _________________________________ <text:line-break/></text:span><text:span text:style-name="T9">6. Bonding agency and account number (all government employees are required to provide a bond for insurance purposes against damages to the rights or property of the public):__________________________________________________________________ <text:line-break/>7. Name of corporation that employs you </text:span><text:span text:style-name="T4">(please use the legal all caps name as listed on Dun and Bradstreet):</text:span><text:span text:style-name="T9"> <text:line-break/> <text:s/>__________________________________________________________</text:span><text:span text:style-name="T2"> <text:line-break/>8. Name of department, bureau or agency of that corporation that employs you: <text:line-break/>_____________________________________________________________________ <text:line-break/>9. Name of supervisor: ____________________________________________________ <text:line-break/>10. Supervisor's mailing address: ____________________________________________ <text:line-break/>CITY ______________________________ STATE _________ ZIP ___________ <text:line-break/>11. Supervisor's phone number: ____________________________________________ <text:line-break/> <text:line-break/><text:line-break/><text:line-break/><text:line-break/></text:span><text:span text:style-name="T23">ATX Sui Juris Legal Aid Group <text:s text:c="93"/>3 | P a g e <text:s text:c="69"/><text:line-break/> 1</text:span><text:span text:style-name="T2">2. Name of department head: ____________________________________________ <text:line-break/>15. Department head's mailing address if different from supervisors: <text:s/><text:line-break/>_____________________________________________________________________ <text:line-break/>CITY ______________________________ STATE _________ ZIP ___________ <text:line-break/>13. Department head's phone number: ________________________________________ <text:line-break/><text:line-break/> <text:line-break/></text:span><text:soft-page-break/><text:span text:style-name="T20"> <text:s text:c="33"/>Statutory Identification <text:line-break/><text:line-break/></text:span><text:span text:style-name="T2"> <text:line-break/>14. Name and number of the corporate statute (rule or regulation) that generated or authorizes this investigation or encounter: <text:line-break/>_______________________________________________ <text:line-break/>15. Is this investigation General or Special? <text:line-break/>Note: by ‘general,’ it means any kind of blanket investigations in which a number of persons are involved because of geography, type of business income, etc. By ‘special,’ it means any investigation of an individual nature in which others are not involved. <text:line-break/>16. Are the questions being asked authorized by a specific law or regulation, or are they a discovery process? <text:line-break/> <text:s text:c="3"/>_____________________________________________________________ <text:line-break/><text:line-break/>17. Please provide the law or regulation that authorizes the action being taken or information requested in this case: <text:line-break/>__________________________________________________ <text:line-break/>18. Are answers voluntary or mandatory? <text:line-break/>19. What will be the effect upon the citizen should he not choose to answer any or all of these questions? <text:line-break/>______________________________________________________________________ <text:line-break/>20. Are you aware of a document (with my original signature) that obligates Issuer to adhere to this policy or corporate statute of your employer? <text:s/>Yes No <text:s/><text:line-break/>21. The name of this document: ___________________________________________ <text:line-break/>22. Name of person in government requesting this information: <text:line-break/> <text:s text:c="3"/>_____________________________________________________________ <text:line-break/><text:line-break/>23. Have you consulted, questioned, interviewed, or received information from any third party relating to this matter? Yes No <text:s/><text:line-break/>24. If yes, give identity of all such third parties: <text:s/><text:line-break/> <text:s text:c="3"/>_____________________________________________________________ <text:line-break/><text:line-break/>25. Will the public servant guarantee that the information in these files will not be used by any other department other than the one by which he is employed? <text:s/>Yes No <text:s/><text:line-break/>26. Do you reasonably anticipate either a civil or criminal action to be initiated or pursued based upon any of the information which you seek? <text:line-break/><text:line-break/></text:span><text:span text:style-name="T3">Notice: If any request for information relating to citizen is received by any person or agency, recipient must advise citizen in writing before releasing such information. Failure to do so may subject you to possible civil or criminal action as provided by this act or other law(s). <text:line-break/><text:line-break/> <text:line-break/> <text:s text:c="29"/>ATTESTATION AND VERIFICATION</text:span><text:span text:style-name="T2"> <text:line-break/><text:line-break/> <text:line-break/>The Undersigned acknowledges receipt of the foregoing notice and hereby swears or affirms under penalty of perjury that answers <text:line-break/>provided to the foregoing questions are true and correct except where based on belief and as to these things believes them to be true <text:line-break/>and will testify to these under oath in the court of law. <text:line-break/>Signature of public servant/corporate government employee <text:line-break/><text:line-break/>___________________________________________________ Date ______________ <text:line-break/><text:line-break/><text:line-break/></text:span><text:span text:style-name="T23">ATX Sui Juris Legal Aid Group <text:s text:c="174"/>4 | </text:span><text:span text:style-name="T24">P a g e</text:span><text:span text:style-name="T23">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alter hollis</meta:initial-creator>
    <meta:creation-date>2016-01-04T21:35:12.54</meta:creation-date>
    <meta:document-statistic meta:table-count="0" meta:image-count="0" meta:object-count="0" meta:page-count="4" meta:paragraph-count="1" meta:word-count="2429" meta:character-count="17247"/>
    <dc:date>2016-01-04T21:40:33.01</dc:date>
    <dc:creator>walter hollis</dc:creator>
    <meta:editing-duration>PT5M21S</meta:editing-duration>
    <meta:editing-cycles>1</meta:editing-cycles>
    <meta:generator>OpenOffice/4.1.2$Win32 OpenOffice.org_project/412m3$Build-9782</meta:generator>
  </office:meta>
</office:document-meta>
</file>